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5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left="0.4925in" fo:margin-right="0in" fo:text-indent="0in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margin-left="0in" fo:margin-right="0in" fo:text-indent="0in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margin-left="0in" fo:margin-right="0in" fo:text-indent="0in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margin-left="0in" fo:margin-right="0in" fo:text-indent="0in" style:auto-text-indent="false"/>
      <style:text-properties style:font-name="Arial" fo:font-size="12pt" fo:font-weight="normal" officeooo:rsid="001b0a0f" officeooo:paragraph-rsid="001b0a0f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officeooo:rsid="001b5cc0"/>
    </style:style>
    <style:style style:name="T3" style:family="text">
      <style:text-properties officeooo:rsid="001d0e1d"/>
    </style:style>
    <text:list-style style:name="L1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eface</text:p>
      <text:p text:style-name="P5"/>
      <text:p text:style-name="P6">I hope one day I have notes (open books) for all my classes so that students won't have to spend 100's of dollars on books. This is one of them. It's still under heavy construction.</text:p>
      <text:p text:style-name="P8"/>
      <text:p text:style-name="P8"/>
      <text:p text:style-name="P8">Goal</text:p>
      <text:p text:style-name="P6">Learn Python programming, learn some CS stuff, and have fun. You will learn how to do basic graphics and animation. Woo hoo ....</text:p>
      <text:p text:style-name="P8"/>
      <text:p text:style-name="P8"/>
      <text:p text:style-name="P8">Audience</text:p>
      <text:p text:style-name="P6">Anyone who can read, has access to a computer and the Internet, and most importantly, wants to learn. I do not assume any knowledge of programming. However, I do assume you want to learn.</text:p>
      <text:p text:style-name="P8"/>
      <text:p text:style-name="P8"/>
      <text:p text:style-name="P8">Disclaimer</text:p>
      <text:p text:style-name="P3"><text:span text:style-name="T1">While this set of notes is being constantly being revised, we do still miss some errors, so please make this a great book by reporting bugs to </text:span><text:a xlink:type="simple" xlink:href="mailto:yliow@ccis.edu" text:style-name="Internet_20_link" text:visited-style-name="Visited_20_Internet_20_Link"><text:span text:style-name="T1">yliow@ccis.edu</text:span></text:a><text:span text:style-name="T1">.</text:span></text:p>
      <text:p text:style-name="P6"/>
      <text:p text:style-name="P6"/>
      <text:p text:style-name="P8">Acknowledgments</text:p>
      <text:p text:style-name="P6">I want to thank the following people for using and testing out these set of notes.</text:p>
      <text:list text:style-name="L1">
        <text:list-item>
          <text:p text:style-name="P9">CCPC <text:span text:style-name="T2">(Columbia College Programming Club) </text:span>2006</text:p>
        </text:list-item>
        <text:list-item>
          <text:p text:style-name="P10">Josh Lory</text:p>
        </text:list-item>
        <text:list-item>
          <text:p text:style-name="P10">Shahthureen Khan</text:p>
        </text:list-item>
        <text:list-item>
          <text:p text:style-name="P10">Nick Myers</text:p>
        </text:list-item>
        <text:list-item>
          <text:p text:style-name="P10">Brad Nullmeyer</text:p>
        </text:list-item>
        <text:list-item>
          <text:p text:style-name="P10">Rosalie Purvis</text:p>
        </text:list-item>
        <text:list-item>
          <text:p text:style-name="P10">Dan Zhoa</text:p>
        </text:list-item>
        <text:list-item>
          <text:p text:style-name="P11">CISS145 Spring 2009</text:p>
        </text:list-item>
      </text:list>
      <text:p text:style-name="P7">The following helped with revision:</text:p>
      <text:list text:style-name="L2">
        <text:list-item>
          <text:p text:style-name="P12">Spring 2007: Nick Myers</text:p>
        </text:list-item>
        <text:list-item>
          <text:p text:style-name="P13">Summer 2024: Ryan Harvey</text:p>
        </text:list-item>
      </text:list>
      <text:list text:style-name="L3">
        <text:list-header>
          <text:p text:style-name="P14"/>
        </text:list-header>
      </text:list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MT1" style:family="text">
      <style:text-properties officeooo:rsid="001d0e1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ython Programming 1 v0.<text:span text:style-name="MT1">3</text:span><text:tab/><text:tab/>Preface</text:p>
      </style:header>
      <style:footer>
        <text:p text:style-name="MP2">©Yihsiang Liow<text:tab/>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d29029bfb700ea4a272da1366c5f5e7c14e351b5</meta:generator>
    <meta:initial-creator>Yihsiang Liow</meta:initial-creator>
    <meta:creation-date>2005-12-14T10:14:39</meta:creation-date>
    <dc:date>2024-07-13T08:10:03.328410963</dc:date>
    <dc:language>en-US</dc:language>
    <meta:editing-cycles>114</meta:editing-cycles>
    <meta:editing-duration>P2DT21H37M7S</meta:editing-duration>
    <meta:document-statistic meta:table-count="0" meta:image-count="0" meta:object-count="0" meta:page-count="1" meta:paragraph-count="24" meta:word-count="196" meta:character-count="1063" meta:non-whitespace-character-count="900"/>
    <meta:user-defined meta:name="Info 1"/>
    <meta:user-defined meta:name="Info 2"/>
    <meta:user-defined meta:name="Info 3"/>
    <meta:user-defined meta:name="Info 4"/>
  </office:meta>
</office:document-meta>
</file>